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732" officeooo:paragraph-rsid="00067732"/>
    </style:style>
    <style:style style:name="T1" style:family="text">
      <style:text-properties officeooo:rsid="00078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t really cool!!!!! <text:span text:style-name="T1">chang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emon </meta:initial-creator>
    <meta:creation-date>2017-01-20T12:45:45.594565415</meta:creation-date>
    <dc:date>2017-01-20T12:48:21.635547334</dc:date>
    <dc:creator>Daemon </dc:creator>
    <meta:editing-duration>PT43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1" meta:word-count="5" meta:character-count="31" meta:non-whitespace-character-count="26"/>
  </office:meta>
</office:document-meta>
</file>